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1205.png" xlink:type="simple" xlink:show="embed" xlink:actuate="onLoad"/></draw:frame></text:p>
          </table:table-cell>
          <table:table-cell table:style-name="Table1.B1" office:value-type="string">
            <text:h text:style-name="P9" text:outline-level="1"><text:span text:style-name="T1">Триггер </text:span>TS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1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2.619cm" draw:z-index="1"><draw:image xlink:href="../images/120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Реализует TR-триггер с приоритетом по установке (т.е. если уровень логической 1 присутствует на входах R и S, то выход принимает значение логической 1), и счётным входом.</text:p>
            <text:p text:style-name="P3">Если на каком-либо из входов R или S есть логическая единица, триггер работает как обычный RS-триггер (с приоритетом по установке).</text:p>
            <text:p text:style-name="P3">Если на оба входа R и S подается логический ноль, то триггер учитывает сигнал на входе T и меняет свое состояние каждый раз, когда сигнал на входе Т изменяется с логического 0 на 1 (при типе счетного входа <text:span text:style-name="T3">по фронту</text:span>):</text:p>
            <text:p text:style-name="P4"><draw:frame draw:style-name="fr3" draw:name="Объект3" text:anchor-type="as-char" svg:width="9.484cm" svg:height="2.10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5">или когда сигнал на входе Т изменяется с логической 1 на 0 (при типе счетного входа <text:span text:style-name="T3">по спаду</text:span>):</text:p>
            <text:p text:style-name="P4"><draw:frame draw:style-name="fr3" draw:name="Объект1" text:anchor-type="as-char" svg:width="9.484cm" svg:height="2.10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3"><text:span text:style-name="T2">Свойства</text:span>:</text:p>
            <text:list xml:id="list3212662609200101581" text:style-name="L1">
              <text:list-item>
                <text:p text:style-name="P8">Начальные условия – начальные значение выхода.</text:p>
              </text:list-item>
              <text:list-item>
                <text:p text:style-name="P8">Добавить инверсный выход – указывает наличие инверсного выхода.</text:p>
              </text:list-item>
              <text:list-item>
                <text:p text:style-name="P8">Тип счётного входа (по фронту, по спаду) – условие срабатывания счётн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 TS</dc:title>
    <dc:date>2014-12-18T21:25:38.53</dc:date>
    <meta:generator>OpenOffice/4.1.1$Win32 OpenOffice.org_project/411m6$Build-9775</meta:generator>
    <meta:editing-duration>PT2H6M37S</meta:editing-duration>
    <meta:editing-cycles>110</meta:editing-cycles>
    <meta:document-statistic meta:table-count="1" meta:image-count="2" meta:object-count="2" meta:page-count="1" meta:paragraph-count="16" meta:word-count="146" meta:character-count="865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x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x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x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  <mtr>
              <mtd>
                <mrow>
                  <msub>
                    <mi>x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x_R(t)=x_S(t)=0; #
alignl x_T(t) = 1; #
alignl x_T(t- %DELTA t) =0; 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x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x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x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x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x_R(t)=x_S(t)=0; #
alignl x_T(t) = 0; #
alignl x_T(t- %DELTA t) =1;  }
right none</annotation>
  </semantics>
</math>
</file>